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97c3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ddd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cd514" officeooo:paragraph-rsid="002cd51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51d15" officeooo:paragraph-rsid="00351d1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ddd0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97c3a" officeooo:paragraph-rsid="00297c3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03bf6" officeooo:paragraph-rsid="00303bf6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9c93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b77c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117b5" officeooo:paragraph-rsid="003117b5" style:font-size-asian="12pt" style:font-weight-asian="bold" style:font-size-complex="12pt" style:font-weight-complex="bold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style:style style:name="T4" style:family="text">
      <style:text-properties officeooo:rsid="0026290e"/>
    </style:style>
    <style:style style:name="T5" style:family="text">
      <style:text-properties officeooo:rsid="002cd514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2d450b"/>
    </style:style>
    <style:style style:name="T8" style:family="text">
      <style:text-properties officeooo:rsid="002ddd06"/>
    </style:style>
    <style:style style:name="T9" style:family="text">
      <style:text-properties fo:color="#c9211e" loext:opacity="100%"/>
    </style:style>
    <style:style style:name="T10" style:family="text">
      <style:text-properties officeooo:rsid="003af2e2"/>
    </style:style>
    <style:style style:name="T11" style:family="text">
      <style:text-properties officeooo:rsid="003b77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21">Step 1: <text:span text:style-name="T1">Create new Project &amp; Install Required Packages/plugins</text:span></text:p>
      <text:p text:style-name="P5"/>
      <text:list xml:id="list1241965358" text:style-name="L1">
        <text:list-item>
          <text:p text:style-name="P33">Selenium : Selenium Libraries</text:p>
        </text:list-item>
        <text:list-item>
          <text:p text:style-name="P33">PyTest : Python UnitTest Framework</text:p>
        </text:list-item>
        <text:list-item>
          <text:p text:style-name="P33">pytest-html : PyTest HTML Reports</text:p>
        </text:list-item>
        <text:list-item>
          <text:p text:style-name="P33">pytest-xdist : Run Test Parallel</text:p>
        </text:list-item>
        <text:list-item>
          <text:p text:style-name="P33">Openpyxl : MS Excel support</text:p>
        </text:list-item>
        <text:list-item>
          <text:p text:style-name="P33">Allure-pytest : to generate allure report</text:p>
        </text:list-item>
      </text:list>
      <text:p text:style-name="P6"/>
      <text:p text:style-name="P22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23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24">Step 4: Capture screenshot on failures</text:p>
      <text:p text:style-name="P8"/>
      <text:p text:style-name="P24">4.1 Update Login Test with Screenshot under “testCases”</text:p>
      <text:p text:style-name="P8"/>
      <text:p text:style-name="P25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25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25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20">To Run test on desired browser</text:p>
      <text:p text:style-name="P20"/>
      <text:p text:style-name="P10">pytest -<text:span text:style-name="T3">s</text:span> -<text:span text:style-name="T3">v</text:span> testCases/test_login.py --browser chrome</text:p>
      <text:p text:style-name="P10">pytest -<text:span text:style-name="T3">s</text:span> -<text:span text:style-name="T3">v</text:span> testCases/test_login.py --browser firefox</text:p>
      <text:p text:style-name="P10"/>
      <text:p text:style-name="P20">To Run test parallel</text:p>
      <text:p text:style-name="P20"/>
      <text:p text:style-name="P10">pytest -<text:span text:style-name="T3">s</text:span> -<text:span text:style-name="T3">v</text:span> -n=3 testCases/test_login.py --browser chrome</text:p>
      <text:p text:style-name="P10">pytest -<text:span text:style-name="T3">s</text:span> -<text:span text:style-name="T3">v</text:span> -n=3 testCases/test_login.py --browser firefox</text:p>
      <text:p text:style-name="P10"/>
      <text:p text:style-name="P26">Step <text:span text:style-name="T3">8</text:span>: <text:span text:style-name="T3">Generate pytest HTML Reports</text:span></text:p>
      <text:p text:style-name="P26"/>
      <text:p text:style-name="P12">8.1: Update conftest.py with pytest hooks</text:p>
      <text:p text:style-name="P12">8.2: To Generate HTML report run below command:</text:p>
      <text:p text:style-name="P27"/>
      <text:p text:style-name="P11">pytest -v -s -n=2 --html=Reports/report.html testCases/test_login.py --browser chrome</text:p>
      <text:p text:style-name="P26"/>
      <text:p text:style-name="P28">Step 9: Automating Data Driven Test Case</text:p>
      <text:p text:style-name="P28"/>
      <text:p text:style-name="P13">9.1: Prepare test data in Excel sheet, place the excel file inside the TestData folder.</text:p>
      <text:p text:style-name="P13">9.2: Create “ExcelUtils.py” utility class under utilities packages</text:p>
      <text:p text:style-name="P13">9.3: Create LoginDataDrivenTest under testCases</text:p>
      <text:p text:style-name="P13">9.4: Run the test case</text:p>
      <text:p text:style-name="P13"/>
      <text:p text:style-name="P29">Step 10: Adding new test cases</text:p>
      <text:p text:style-name="P15">10.1. Add new Customer</text:p>
      <text:p text:style-name="P15">10.2 Search customer by email</text:p>
      <text:p text:style-name="P15">10.3 <text:span text:style-name="T4">S</text:span>earch customer by name</text:p>
      <text:p text:style-name="P14"/>
      <text:p text:style-name="P29">Step 11: Grouping Tests</text:p>
      <text:p text:style-name="P29"/>
      <text:p text:style-name="P16">11.1. Grouping markers(Add markers to every test methods)</text:p>
      <text:p text:style-name="P16">@pytest.mark.sanity</text:p>
      <text:p text:style-name="P16">@pytest.mark.regression</text:p>
      <text:p text:style-name="P31"/>
      <text:p text:style-name="P16">11.2. Add Marker entries in pytest.ini file</text:p>
      <text:p text:style-name="P16">pytest.ini</text:p>
      <text:p text:style-name="P16">--------</text:p>
      <text:p text:style-name="P16"><text:soft-page-break/>[pytest]</text:p>
      <text:p text:style-name="P16">markers=</text:p>
      <text:p text:style-name="P16"><text:s text:c="3"/>sanity</text:p>
      <text:p text:style-name="P16"><text:s text:c="3"/>regression</text:p>
      <text:p text:style-name="P16"/>
      <text:p text:style-name="P16">11.3. Select groups at run time</text:p>
      <text:p text:style-name="P16"/>
      <text:p text:style-name="P16">-<text:span text:style-name="T5">m “sanity”</text:span></text:p>
      <text:p text:style-name="P16">-<text:span text:style-name="T5">m “regression”</text:span></text:p>
      <text:p text:style-name="P16">-<text:span text:style-name="T5">m “sanity and regression”</text:span></text:p>
      <text:p text:style-name="P16">-<text:span text:style-name="T5">m “sanity or regression”</text:span></text:p>
      <text:p text:style-name="P16"/>
      <text:p text:style-name="P18">Run Command</text:p>
      <text:p text:style-name="P18">pytest -v -m "<text:span text:style-name="T6">sanity </text:span><text:span text:style-name="T7">and regression</text:span>" --html=Reports/report.html testCases/ --browser chrome</text:p>
      <text:p text:style-name="P18"/>
      <text:p text:style-name="P30">Step 1<text:span text:style-name="T8">2</text:span>: <text:span text:style-name="T8">Run Tests in command prompt &amp; run shell script file</text:span></text:p>
      <text:p text:style-name="P30"/>
      <text:p text:style-name="P17">1<text:span text:style-name="T8">2</text:span>.1. <text:span text:style-name="T8">Create run.bat file for windows or run.sh file for linux or macos</text:span></text:p>
      <text:p text:style-name="P17"/>
      <text:p text:style-name="P17"/>
      <text:p text:style-name="P19">Note: Use Pycharm venv pytest to run test outside the pycharm terminal so that you can utilize the all the packages installed in the pycharm.</text:p>
      <text:p text:style-name="P19"/>
      <text:p text:style-name="P19">/home/dips/pythonProject/nopcommerceApp/venv/bin/pytest -v -m "sanity" --html=Reports/report.html testCases/ --browser chrome</text:p>
      <text:p text:style-name="P19"/>
      <text:p text:style-name="P19"/>
      <text:p text:style-name="P19">Then enter <text:span text:style-name="T9">./run.sh</text:span> to run the test</text:p>
      <text:p text:style-name="P19"/>
      <text:p text:style-name="P17"/>
      <text:p text:style-name="P32">Step 13: Push the code to Git &amp; GitHub Repository</text:p>
      <text:p text:style-name="P32"/>
      <text:p text:style-name="P36">Step 14: Run Tests using Jenkins</text:p>
      <text:p text:style-name="P36"/>
      <text:p text:style-name="P34">14.1. Download Jenkins war file</text:p>
      <text:p text:style-name="P34">14.2 Move jenkins.war file to favorable directory eg /Home</text:p>
      <text:p text:style-name="P34">14.3 Run java -jar jenkins.war in terminal</text:p>
      <text:p text:style-name="P34">14.4 <text:span text:style-name="T10">Configure jenkins</text:span></text:p>
      <text:p text:style-name="P34"/>
      <text:p text:style-name="P34"><text:span text:style-name="T10">14.4.1. Using <text:s/>git and Execute shell (with script) Note: in linux</text:span></text:p>
      <text:p text:style-name="P34"/>
      <text:p text:style-name="P34">#!/bin/bash</text:p>
      <text:p text:style-name="P34"/>
      <text:p text:style-name="P34">echo '### Jump to Project Virtual Environment ###'</text:p>
      <text:p text:style-name="P34"/>
      <text:p text:style-name="P34">cd ./venv/bin</text:p>
      <text:p text:style-name="P34">pwd</text:p>
      <text:p text:style-name="P34">dir</text:p>
      <text:p text:style-name="P34"/>
      <text:p text:style-name="P34"><text:soft-page-break/>echo '### Activate Virtual Enveronment ###'</text:p>
      <text:p text:style-name="P34"/>
      <text:p text:style-name="P34">source activate</text:p>
      <text:p text:style-name="P34"/>
      <text:p text:style-name="P34">echo '### Jump to Path ###'</text:p>
      <text:p text:style-name="P34">cd /home/dips/.jenkins/jobs/$JOB_NAME/workspace/</text:p>
      <text:p text:style-name="P34"/>
      <text:p text:style-name="P34">echo '### Run tests ###'</text:p>
      <text:p text:style-name="P34">bash run.sh</text:p>
      <text:p text:style-name="P34"/>
      <text:p text:style-name="P34">echo '### Deactivate Virtual Environment ###'</text:p>
      <text:p text:style-name="P34">deactivate</text:p>
      <text:p text:style-name="P34"/>
      <text:p text:style-name="P35"><text:span text:style-name="T10">14.4.</text:span><text:span text:style-name="T11">2</text:span><text:span text:style-name="T10">. Using <text:s/>git and Execute shell (with </text:span><text:span text:style-name="T11">shell </text:span><text:span text:style-name="T10">script </text:span><text:span text:style-name="T11">file</text:span><text:span text:style-name="T10">) Note: in linux</text:span></text:p>
      <text:p text:style-name="P35"/>
      <text:p text:style-name="P35">#!/bin/bash</text:p>
      <text:p text:style-name="P35"/>
      <text:p text:style-name="P35">echo '### Jump to Project Virtual Environment ###'</text:p>
      <text:p text:style-name="P35"/>
      <text:p text:style-name="P35">cd ./venv/bin</text:p>
      <text:p text:style-name="P35">pwd</text:p>
      <text:p text:style-name="P35">dir</text:p>
      <text:p text:style-name="P35"/>
      <text:p text:style-name="P35">echo '### Activate Virtual Enveronment ###'</text:p>
      <text:p text:style-name="P35"/>
      <text:p text:style-name="P35">source activate</text:p>
      <text:p text:style-name="P35"/>
      <text:p text:style-name="P35">echo '### Jump to Path ###'</text:p>
      <text:p text:style-name="P35">cd /home/dips/.jenkins/jobs/$JOB_NAME/workspace/</text:p>
      <text:p text:style-name="P35"/>
      <text:p text:style-name="P35">echo '### Run tests ###'</text:p>
      <text:p text:style-name="P35">bash run.sh</text:p>
      <text:p text:style-name="P35"/>
      <text:p text:style-name="P35">echo '### Deactivate Virtual Environment ###'</text:p>
      <text:p text:style-name="P35">deactiv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7T21:15:11.970839873</dc:date>
    <meta:editing-duration>P2DT1H25M56S</meta:editing-duration>
    <meta:editing-cycles>23</meta:editing-cycles>
    <meta:document-statistic meta:table-count="0" meta:image-count="0" meta:object-count="0" meta:page-count="5" meta:paragraph-count="139" meta:word-count="701" meta:character-count="4838" meta:non-whitespace-character-count="4250"/>
  </office:meta>
</office:document-meta>
</file>